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59355" officeooo:paragraph-rsid="00359355"/>
    </style:style>
    <style:style style:name="P3" style:family="paragraph" style:parent-style-name="Heading_20_1" style:master-page-name="Right_20_Page">
      <style:paragraph-properties style:page-number="auto"/>
      <style:text-properties officeooo:rsid="00359355" officeooo:paragraph-rsid="00359355"/>
    </style:style>
    <style:style style:name="P4" style:family="paragraph" style:parent-style-name="Heading_20_3">
      <style:paragraph-properties fo:break-before="page"/>
      <style:text-properties officeooo:rsid="00359355" officeooo:paragraph-rsid="00359355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93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Just A Kiss</text:h>
      <text:h text:style-name="Heading_20_2" text:outline-level="2">(<text:span text:style-name="T3">Lady Antebellum</text:span>)</text:h>
      <text:p text:style-name="Text_20_body">Time Signature: <text:span text:style-name="T1">4/4</text:span></text:p>
      <text:p text:style-name="Text_20_body">Chords: Am, C, <text:span text:style-name="T3">Dm, </text:span>Em, F, G</text:p>
      <text:p text:style-name="Text_20_body">Tempo: <text:span text:style-name="T2">100-120</text:span> BPM</text:p>
      <text:p text:style-name="P1"/>
      <text:h text:style-name="P4" text:outline-level="3">[VERSE 1]</text:h>
      <text:p text:style-name="P2">Am <text:s text:c="27"/>F</text:p>
      <text:p text:style-name="P2">Lyin' here with you so close to me</text:p>
      <text:p text:style-name="P2"><text:s text:c="23"/>Am <text:s text:c="8"/></text:p>
      <text:p text:style-name="P2">It's hard to fight these feelings </text:p>
      <text:p text:style-name="P2"><text:s text:c="28"/>F</text:p>
      <text:p text:style-name="P2">when it feels so hard to breathe</text:p>
      <text:p text:style-name="P2"><text:s text:c="18"/>Dm</text:p>
      <text:p text:style-name="P2">Caught up in this moment</text:p>
      <text:p text:style-name="P2"><text:s text:c="20"/>G</text:p>
      <text:p text:style-name="P2">Caught up in your smile</text:p>
      <text:p text:style-name="P2"><text:s text:c="6"/>Am <text:s text:c="18"/>F</text:p>
      <text:p text:style-name="P2">I've never opened up to anyone</text:p>
      <text:p text:style-name="P2"><text:s text:c="21"/></text:p>
      <text:p text:style-name="P2">So hard to hold back </text:p>
      <text:p text:style-name="P2"><text:s/>Am <text:s text:c="25"/>F</text:p>
      <text:p text:style-name="P2">when I'm holding you in my arms</text:p>
      <text:p text:style-name="P2"><text:s text:c="18"/>Dm</text:p>
      <text:p text:style-name="P2">We don't need to rush this</text:p>
      <text:p text:style-name="P2"><text:s text:c="22"/>G</text:p>
      <text:p text:style-name="P2">Let's just take this slow</text:p>
      <text:h text:style-name="Heading_20_3" text:outline-level="3">[CHORUS]</text:h>
      <text:p text:style-name="P2">Am <text:s text:c="17"/>F</text:p>
      <text:p text:style-name="P2">Just a kiss on your lips in the moonlight</text:p>
      <text:p text:style-name="P2">C <text:s text:c="18"/>G</text:p>
      <text:p text:style-name="P2">Just a touch in the fire burning so bright</text:p>
      <text:p text:style-name="P2">Am <text:s text:c="17"/>F <text:s text:c="17"/>G</text:p>
      <text:p text:style-name="P2">And I don't want to mess this thing up</text:p>
      <text:p text:style-name="P2"><text:s text:c="16"/>Em</text:p>
      <text:p text:style-name="P2">I don't want to push too far</text:p>
      <text:p text:style-name="P2">Am <text:s text:c="16"/>F</text:p>
      <text:p text:style-name="P2">Just a shot in the dark that you just might</text:p>
      <text:p text:style-name="P2">C <text:s text:c="19"/>G <text:s text:c="13"/>Dm</text:p>
      <text:p text:style-name="P2">Be the one I've been waiting for my whole life</text:p>
      <text:p text:style-name="P2"><text:s text:c="14"/>F <text:s text:c="5"/></text:p>
      <text:p text:style-name="P2">So baby I'm alright, </text:p>
      <text:p text:style-name="P2"><text:s text:c="13"/>G <text:s text:c="10"/>Am</text:p>
      <text:p text:style-name="P2">with just a kiss goodnight</text:p>
      <text:h text:style-name="Heading_20_3" text:outline-level="3">[VERSE 2]</text:h>
      <text:p text:style-name="P2"><text:s text:c="3"/>Am <text:s text:c="30"/>F</text:p>
      <text:p text:style-name="P2">I know that if we give this a little time</text:p>
      <text:p text:style-name="P2"><text:s text:c="22"/>Am <text:s text:c="4"/></text:p>
      <text:p text:style-name="P2"><text:soft-page-break/>It will only bring us closer </text:p>
      <text:p text:style-name="P2"><text:s text:c="21"/>F</text:p>
      <text:p text:style-name="P2">to the love we wanna find</text:p>
      <text:p text:style-name="P2"><text:s text:c="19"/>Dm <text:s text:c="3"/></text:p>
      <text:p text:style-name="P2">It's never felt so real, </text:p>
      <text:p text:style-name="P2"><text:s text:c="23"/>G</text:p>
      <text:p text:style-name="P2">no it's never felt so right</text:p>
      <text:h text:style-name="Heading_20_3" text:outline-level="3">[BRIDGE]</text:h>
      <text:p text:style-name="P2">Dm <text:s text:c="4"/>Am <text:s text:c="12"/>G <text:s text:c="7"/>Dm</text:p>
      <text:p text:style-name="P2"><text:s text:c="3"/>No I don't want to say goodnight</text:p>
      <text:p text:style-name="P2"><text:s text:c="3"/>Am <text:s text:c="14"/>Em <text:s text:c="4"/></text:p>
      <text:p text:style-name="P2">I know it's time to leave, </text:p>
      <text:p text:style-name="P2"><text:s/>F <text:s text:c="18"/>G</text:p>
      <text:p text:style-name="P2">but you'll be in my dreams</text:p>
      <text:p text:style-name="P2">Am <text:s text:c="3"/>F</text:p>
      <text:p text:style-name="P2">Tonight</text:p>
      <text:p text:style-name="P2">C <text:s text:c="4"/>G</text:p>
      <text:p text:style-name="P2">Tonight</text:p>
      <text:p text:style-name="P2">Am <text:s/>G</text:p>
      <text:p text:style-name="P2">Tonight</text:p>
      <text:h text:style-name="Heading_20_3" text:outline-level="3">[OUTRO]</text:h>
      <text:p text:style-name="P2">Am <text:s text:c="18"/>F</text:p>
      <text:p text:style-name="P2">Just a kiss on your lips in the moonlight</text:p>
      <text:p text:style-name="P2">C <text:s text:c="19"/>G</text:p>
      <text:p text:style-name="P2">Just a touch in the fire burning so bright</text:p>
      <text:p text:style-name="P2">Am <text:s text:c="18"/>F <text:s text:c="16"/>G</text:p>
      <text:p text:style-name="P2">And I don't want to mess this thing up</text:p>
      <text:p text:style-name="P2"><text:s text:c="17"/>C</text:p>
      <text:p text:style-name="P2">I don't want to push too far</text:p>
      <text:p text:style-name="P2">Am <text:s text:c="16"/>F <text:s text:c="22"/></text:p>
      <text:p text:style-name="P2">Just a shot in the dark that you just might</text:p>
      <text:p text:style-name="P2">C <text:s text:c="20"/>G <text:s text:c="12"/>Dm</text:p>
      <text:p text:style-name="P2">Be the one I've been waiting for my whole life</text:p>
      <text:p text:style-name="P2"><text:s text:c="14"/>F <text:s text:c="6"/>C <text:s text:c="16"/>Am <text:s text:c="2"/></text:p>
      <text:p text:style-name="P2">so baby I'm alright, oh, let's do this right,</text:p>
      <text:p text:style-name="P2">F <text:s text:c="21"/>Am <text:s text:c="4"/>F</text:p>
      <text:p text:style-name="P2"><text:s/>with just a kiss goodnight</text:p>
      <text:p text:style-name="P2"><text:s text:c="18"/>Am <text:s text:c="3"/>F</text:p>
      <text:p text:style-name="P2">With a kiss goodnight</text:p>
      <text:p text:style-name="P2"><text:s text:c="12"/>Am</text:p>
      <text:p text:style-name="P2">Kiss goodn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4M5S</meta:editing-duration>
    <meta:editing-cycles>39</meta:editing-cycles>
    <meta:generator>LibreOffice/4.3.3.2$Linux_X86_64 LibreOffice_project/430m0$Build-2</meta:generator>
    <dc:title>Lyrics + Chords</dc:title>
    <dc:date>2017-04-10T20:57:18.658063259</dc:date>
    <meta:print-date>2017-04-03T12:23:29.985893000</meta:print-date>
    <meta:document-statistic meta:table-count="0" meta:image-count="0" meta:object-count="0" meta:page-count="3" meta:paragraph-count="88" meta:word-count="347" meta:character-count="2298" meta:non-whitespace-character-count="11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